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8in"/>
    </style:style>
    <style:style style:name="co2" style:family="table-column">
      <style:table-column-properties fo:break-before="auto" style:column-width="1.439in"/>
    </style:style>
    <style:style style:name="co3" style:family="table-column">
      <style:table-column-properties fo:break-before="auto" style:column-width="3.00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201in"/>
    </style:style>
    <style:style style:name="co6" style:family="table-column">
      <style:table-column-properties fo:break-before="auto" style:column-width="1.0854in"/>
    </style:style>
    <style:style style:name="co7" style:family="table-column">
      <style:table-column-properties fo:break-before="auto" style:column-width="1.7492in"/>
    </style:style>
    <style:style style:name="co8" style:family="table-column">
      <style:table-column-properties fo:break-before="auto" style:column-width="1.7236in"/>
    </style:style>
    <style:style style:name="co9" style:family="table-column">
      <style:table-column-properties fo:break-before="auto" style:column-width="2.9043in"/>
    </style:style>
    <style:style style:name="co10" style:family="table-column">
      <style:table-column-properties fo:break-before="auto" style:column-width="5.9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mageFile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set Number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ack</text:p>
          </table:table-cell>
        </table:table-row>
        <table:table-row table:style-name="ro1">
          <table:table-cell office:value-type="string" calcext:value-type="string">
            <text:p>Mine</text:p>
          </table:table-cell>
          <table:table-cell office:value-type="string" calcext:value-type="string">
            <text:p>aeon_rising</text:p>
          </table:table-cell>
          <table:table-cell table:formula="of:=CONCATENATE([.G2]; &quot;,&quot;; [.H2])" office:value-type="string" office:string-value="gearpunk_1,back_ore" calcext:value-type="string">
            <text:p>gearpunk_1,back_ore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Basic Struc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rpunk_1</text:p>
          </table:table-cell>
          <table:table-cell office:value-type="string" calcext:value-type="string">
            <text:p>back_ore</text:p>
          </table:table-cell>
        </table:table-row>
        <table:table-row table:style-name="ro1">
          <table:table-cell office:value-type="string" calcext:value-type="string">
            <text:p>Uranium Purifier</text:p>
          </table:table-cell>
          <table:table-cell office:value-type="string" calcext:value-type="string">
            <text:p>aeon_rising</text:p>
          </table:table-cell>
          <table:table-cell table:formula="of:=CONCATENATE([.G3]; &quot;,&quot;; [.H3])" office:value-type="string" office:string-value="gearpunk_2,back_ore_2" calcext:value-type="string">
            <text:p>gearpunk_2,back_ore_2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Basic Struc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arpunk_2</text:p>
          </table:table-cell>
          <table:table-cell office:value-type="string" calcext:value-type="string">
            <text:p>back_ore_2</text:p>
          </table:table-cell>
        </table:table-row>
        <table:table-row table:style-name="ro1">
          <table:table-cell office:value-type="string" calcext:value-type="string">
            <text:p>Gearpunk Factory</text:p>
          </table:table-cell>
          <table:table-cell office:value-type="string" calcext:value-type="string">
            <text:p>aeon_rising</text:p>
          </table:table-cell>
          <table:table-cell table:formula="of:=CONCATENATE([.G4]; &quot;,&quot;; [.H4])" office:value-type="string" office:string-value="gearpunk_3,back_ore_1" calcext:value-type="string">
            <text:p>gearpunk_3,back_ore_1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Struc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arpunk_3</text:p>
          </table:table-cell>
          <table:table-cell office:value-type="string" calcext:value-type="string">
            <text:p>back_ore_1</text:p>
          </table:table-cell>
        </table:table-row>
        <table:table-row table:style-name="ro1">
          <table:table-cell office:value-type="string" calcext:value-type="string">
            <text:p>Bomb Engine</text:p>
          </table:table-cell>
          <table:table-cell office:value-type="string" calcext:value-type="string">
            <text:p>aeon_rising</text:p>
          </table:table-cell>
          <table:table-cell table:formula="of:=CONCATENATE([.G5]; &quot;,&quot;; [.H5])" office:value-type="string" office:string-value="gearpunk_4,back_uranium_uranium_3" calcext:value-type="string">
            <text:p>gearpunk_4,back_uranium_uranium_3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Stru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arpunk_4</text:p>
          </table:table-cell>
          <table:table-cell office:value-type="string" calcext:value-type="string">
            <text:p>back_uranium_uranium_3</text:p>
          </table:table-cell>
        </table:table-row>
        <table:table-row table:style-name="ro1">
          <table:table-cell office:value-type="string" calcext:value-type="string">
            <text:p>City Module</text:p>
          </table:table-cell>
          <table:table-cell office:value-type="string" calcext:value-type="string">
            <text:p>aeon_rising</text:p>
          </table:table-cell>
          <table:table-cell table:formula="of:=CONCATENATE([.G6]; &quot;,&quot;; [.H6])" office:value-type="string" office:string-value="gearpunk_5,back_uranium_uranium_3" calcext:value-type="string">
            <text:p>gearpunk_5,back_uranium_uranium_3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Struct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arpunk_5</text:p>
          </table:table-cell>
          <table:table-cell office:value-type="string" calcext:value-type="string">
            <text:p>back_uranium_uranium_3</text:p>
          </table:table-cell>
        </table:table-row>
        <table:table-row table:style-name="ro1">
          <table:table-cell office:value-type="string" calcext:value-type="string">
            <text:p>Command Pod</text:p>
          </table:table-cell>
          <table:table-cell office:value-type="string" calcext:value-type="string">
            <text:p>aeon_rising</text:p>
          </table:table-cell>
          <table:table-cell table:formula="of:=CONCATENATE([.G7]; &quot;,&quot;; [.H7])" office:value-type="string" office:string-value="gearpunk_6,back_uranium_uranium_3" calcext:value-type="string">
            <text:p>gearpunk_6,back_uranium_uranium_3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Struct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arpunk_6</text:p>
          </table:table-cell>
          <table:table-cell office:value-type="string" calcext:value-type="string">
            <text:p>back_uranium_uranium_3</text:p>
          </table:table-cell>
        </table:table-row>
        <table:table-row table:style-name="ro1">
          <table:table-cell office:value-type="string" calcext:value-type="string">
            <text:p>Arachnolossus</text:p>
          </table:table-cell>
          <table:table-cell office:value-type="string" calcext:value-type="string">
            <text:p>aeon_rising</text:p>
          </table:table-cell>
          <table:table-cell table:formula="of:=CONCATENATE([.G8]; &quot;,&quot;; [.H8])" office:value-type="string" office:string-value="gearpunk_7,back_ore_uranium_1" calcext:value-type="string">
            <text:p>gearpunk_7,back_ore_uranium_1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arpunk_7</text:p>
          </table:table-cell>
          <table:table-cell office:value-type="string" calcext:value-type="string">
            <text:p>back_ore_uranium_1</text:p>
          </table:table-cell>
        </table:table-row>
        <table:table-row table:style-name="ro1">
          <table:table-cell office:value-type="string" calcext:value-type="string">
            <text:p>Axe Suit</text:p>
          </table:table-cell>
          <table:table-cell office:value-type="string" calcext:value-type="string">
            <text:p>aeon_rising</text:p>
          </table:table-cell>
          <table:table-cell table:formula="of:=CONCATENATE([.G9]; &quot;,&quot;; [.H9])" office:value-type="string" office:string-value="gearpunk_8,back_ore_1" calcext:value-type="string">
            <text:p>gearpunk_8,back_ore_1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arpunk_8</text:p>
          </table:table-cell>
          <table:table-cell office:value-type="string" calcext:value-type="string">
            <text:p>back_ore_1</text:p>
          </table:table-cell>
        </table:table-row>
        <table:table-row table:style-name="ro1">
          <table:table-cell office:value-type="string" calcext:value-type="string">
            <text:p>Gyropike</text:p>
          </table:table-cell>
          <table:table-cell office:value-type="string" calcext:value-type="string">
            <text:p>aeon_rising</text:p>
          </table:table-cell>
          <table:table-cell table:formula="of:=CONCATENATE([.G10]; &quot;,&quot;; [.H10])" office:value-type="string" office:string-value="gearpunk_9,back_ore_uranium_1" calcext:value-type="string">
            <text:p>gearpunk_9,back_ore_uranium_1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arpunk_9</text:p>
          </table:table-cell>
          <table:table-cell office:value-type="string" calcext:value-type="string">
            <text:p>back_ore_uranium_1</text:p>
          </table:table-cell>
        </table:table-row>
        <table:table-row table:style-name="ro1">
          <table:table-cell office:value-type="string" calcext:value-type="string">
            <text:p>Igor</text:p>
          </table:table-cell>
          <table:table-cell office:value-type="string" calcext:value-type="string">
            <text:p>aeon_rising</text:p>
          </table:table-cell>
          <table:table-cell table:formula="of:=CONCATENATE([.G11]; &quot;,&quot;; [.H11])" office:value-type="string" office:string-value="gearpunk_10,back_ore_ore_2" calcext:value-type="string">
            <text:p>gearpunk_10,back_ore_ore_2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arpunk_10</text:p>
          </table:table-cell>
          <table:table-cell office:value-type="string" calcext:value-type="string">
            <text:p>back_ore_ore_2</text:p>
          </table:table-cell>
        </table:table-row>
        <table:table-row table:style-name="ro1">
          <table:table-cell office:value-type="string" calcext:value-type="string">
            <text:p>Jetpack Nuke Jockey</text:p>
          </table:table-cell>
          <table:table-cell office:value-type="string" calcext:value-type="string">
            <text:p>aeon_rising</text:p>
          </table:table-cell>
          <table:table-cell table:formula="of:=CONCATENATE([.G12]; &quot;,&quot;; [.H12])" office:value-type="string" office:string-value="gearpunk_11,back_ore_uranium_1" calcext:value-type="string">
            <text:p>gearpunk_11,back_ore_uranium_1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arpunk_11</text:p>
          </table:table-cell>
          <table:table-cell office:value-type="string" calcext:value-type="string">
            <text:p>back_ore_uranium_1</text:p>
          </table:table-cell>
        </table:table-row>
        <table:table-row table:style-name="ro1">
          <table:table-cell office:value-type="string" calcext:value-type="string">
            <text:p>Shield Suit</text:p>
          </table:table-cell>
          <table:table-cell office:value-type="string" calcext:value-type="string">
            <text:p>aeon_rising</text:p>
          </table:table-cell>
          <table:table-cell table:formula="of:=CONCATENATE([.G13]; &quot;,&quot;; [.H13])" office:value-type="string" office:string-value="gearpunk_12,back_ore_1" calcext:value-type="string">
            <text:p>gearpunk_12,back_ore_1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arpunk_12</text:p>
          </table:table-cell>
          <table:table-cell office:value-type="string" calcext:value-type="string">
            <text:p>back_ore_1</text:p>
          </table:table-cell>
        </table:table-row>
        <table:table-row table:style-name="ro1">
          <table:table-cell office:value-type="string" calcext:value-type="string">
            <text:p>Visionary Engineer</text:p>
          </table:table-cell>
          <table:table-cell office:value-type="string" calcext:value-type="string">
            <text:p>aeon_rising</text:p>
          </table:table-cell>
          <table:table-cell table:formula="of:=CONCATENATE([.G14]; &quot;,&quot;; [.H14])" office:value-type="string" office:string-value="gearpunk_13,back_ore_2" calcext:value-type="string">
            <text:p>gearpunk_13,back_ore_2</text:p>
          </table:table-cell>
          <table:table-cell office:value-type="string" calcext:value-type="string">
            <text:p>Gearpunk</text:p>
          </table:table-cell>
          <table:table-cell office:value-type="string" calcext:value-type="string">
            <text:p>Troo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arpunk_13</text:p>
          </table:table-cell>
          <table:table-cell office:value-type="string" calcext:value-type="string">
            <text:p>back_ore_2</text:p>
          </table:table-cell>
        </table:table-row>
        <table:table-row table:style-name="ro1">
          <table:table-cell office:value-type="string" calcext:value-type="string">
            <text:p>Kidnap</text:p>
          </table:table-cell>
          <table:table-cell office:value-type="string" calcext:value-type="string">
            <text:p>aeon_rising</text:p>
          </table:table-cell>
          <table:table-cell table:formula="of:=CONCATENATE([.G15]; &quot;,&quot;; [.H15])" office:value-type="string" office:string-value="ice_dragons_1,back_egg_2" calcext:value-type="string">
            <text:p>ice_dragons_1,back_egg_2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A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_dragons_1</text:p>
          </table:table-cell>
          <table:table-cell office:value-type="string" calcext:value-type="string">
            <text:p>back_egg_2</text:p>
          </table:table-cell>
        </table:table-row>
        <table:table-row table:style-name="ro1">
          <table:table-cell office:value-type="string" calcext:value-type="string">
            <text:p>Unnatural Hail</text:p>
          </table:table-cell>
          <table:table-cell office:value-type="string" calcext:value-type="string">
            <text:p>aeon_rising</text:p>
          </table:table-cell>
          <table:table-cell table:formula="of:=CONCATENATE([.G16]; &quot;,&quot;; [.H16])" office:value-type="string" office:string-value="ice_dragons_2,back_egg_2" calcext:value-type="string">
            <text:p>ice_dragons_2,back_egg_2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A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_dragons_2</text:p>
          </table:table-cell>
          <table:table-cell office:value-type="string" calcext:value-type="string">
            <text:p>back_egg_2</text:p>
          </table:table-cell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aeon_rising</text:p>
          </table:table-cell>
          <table:table-cell table:formula="of:=CONCATENATE([.G17]; &quot;,&quot;; [.H17])" office:value-type="string" office:string-value="ice_dragons_3,back_blank" calcext:value-type="string">
            <text:p>ice_dragons_3,back_blank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Basic Struct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e_dragons_3</text:p>
          </table:table-cell>
          <table:table-cell office:value-type="string" calcext:value-type="string">
            <text:p>back_blank</text:p>
          </table:table-cell>
        </table:table-row>
        <table:table-row table:style-name="ro1">
          <table:table-cell office:value-type="string" calcext:value-type="string">
            <text:p>Frozen Farmland</text:p>
          </table:table-cell>
          <table:table-cell office:value-type="string" calcext:value-type="string">
            <text:p>aeon_rising</text:p>
          </table:table-cell>
          <table:table-cell table:formula="of:=CONCATENATE([.G18]; &quot;,&quot;; [.H18])" office:value-type="string" office:string-value="ice_dragons_4,back_egg_egg_x" calcext:value-type="string">
            <text:p>ice_dragons_4,back_egg_egg_x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Strateg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e_dragons_4</text:p>
          </table:table-cell>
          <table:table-cell office:value-type="string" calcext:value-type="string">
            <text:p>back_egg_egg_x</text:p>
          </table:table-cell>
        </table:table-row>
        <table:table-row table:style-name="ro1">
          <table:table-cell office:value-type="string" calcext:value-type="string">
            <text:p>Blade Statue</text:p>
          </table:table-cell>
          <table:table-cell office:value-type="string" calcext:value-type="string">
            <text:p>aeon_rising</text:p>
          </table:table-cell>
          <table:table-cell table:formula="of:=CONCATENATE([.G19]; &quot;,&quot;; [.H19])" office:value-type="string" office:string-value="ice_dragons_5,back_blank" calcext:value-type="string">
            <text:p>ice_dragons_5,back_blank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_dragons_5</text:p>
          </table:table-cell>
          <table:table-cell office:value-type="string" calcext:value-type="string">
            <text:p>back_blank</text:p>
          </table:table-cell>
        </table:table-row>
        <table:table-row table:style-name="ro1">
          <table:table-cell office:value-type="string" calcext:value-type="string">
            <text:p>Blue Drake</text:p>
          </table:table-cell>
          <table:table-cell office:value-type="string" calcext:value-type="string">
            <text:p>aeon_rising</text:p>
          </table:table-cell>
          <table:table-cell table:formula="of:=CONCATENATE([.G20]; &quot;,&quot;; [.H20])" office:value-type="string" office:string-value="ice_dragons_6,back_egg_2" calcext:value-type="string">
            <text:p>ice_dragons_6,back_egg_2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e_dragons_6</text:p>
          </table:table-cell>
          <table:table-cell office:value-type="string" calcext:value-type="string">
            <text:p>back_egg_2</text:p>
          </table:table-cell>
        </table:table-row>
        <table:table-row table:style-name="ro1">
          <table:table-cell office:value-type="string" calcext:value-type="string">
            <text:p>Fjolnir</text:p>
          </table:table-cell>
          <table:table-cell office:value-type="string" calcext:value-type="string">
            <text:p>aeon_rising</text:p>
          </table:table-cell>
          <table:table-cell table:formula="of:=CONCATENATE([.G21]; &quot;,&quot;; [.H21])" office:value-type="string" office:string-value="ice_dragons_7,back_egg_egg_4" calcext:value-type="string">
            <text:p>ice_dragons_7,back_egg_egg_4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ce_dragons_7</text:p>
          </table:table-cell>
          <table:table-cell office:value-type="string" calcext:value-type="string">
            <text:p>back_egg_egg_4</text:p>
          </table:table-cell>
        </table:table-row>
        <table:table-row table:style-name="ro1">
          <table:table-cell office:value-type="string" calcext:value-type="string">
            <text:p>Frost Elder</text:p>
          </table:table-cell>
          <table:table-cell office:value-type="string" calcext:value-type="string">
            <text:p>aeon_rising</text:p>
          </table:table-cell>
          <table:table-cell table:formula="of:=CONCATENATE([.G22]; &quot;,&quot;; [.H22])" office:value-type="string" office:string-value="ice_dragons_8,back_egg_egg_2" calcext:value-type="string">
            <text:p>ice_dragons_8,back_egg_egg_2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ce_dragons_8</text:p>
          </table:table-cell>
          <table:table-cell office:value-type="string" calcext:value-type="string">
            <text:p>back_egg_egg_2</text:p>
          </table:table-cell>
        </table:table-row>
        <table:table-row table:style-name="ro1">
          <table:table-cell office:value-type="string" calcext:value-type="string">
            <text:p>Ice Ancient</text:p>
          </table:table-cell>
          <table:table-cell office:value-type="string" calcext:value-type="string">
            <text:p>aeon_rising</text:p>
          </table:table-cell>
          <table:table-cell table:formula="of:=CONCATENATE([.G23]; &quot;,&quot;; [.H23])" office:value-type="string" office:string-value="ice_dragons_9,back_egg_egg_3" calcext:value-type="string">
            <text:p>ice_dragons_9,back_egg_egg_3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e_dragons_9</text:p>
          </table:table-cell>
          <table:table-cell office:value-type="string" calcext:value-type="string">
            <text:p>back_egg_egg_3</text:p>
          </table:table-cell>
        </table:table-row>
        <table:table-row table:style-name="ro1">
          <table:table-cell office:value-type="string" calcext:value-type="string">
            <text:p>Ice Hulk</text:p>
          </table:table-cell>
          <table:table-cell office:value-type="string" calcext:value-type="string">
            <text:p>aeon_rising</text:p>
          </table:table-cell>
          <table:table-cell table:formula="of:=CONCATENATE([.G24]; &quot;,&quot;; [.H24])" office:value-type="string" office:string-value="ice_dragons_10,back_blank" calcext:value-type="string">
            <text:p>ice_dragons_10,back_blank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ce_dragons_10</text:p>
          </table:table-cell>
          <table:table-cell office:value-type="string" calcext:value-type="string">
            <text:p>back_blank</text:p>
          </table:table-cell>
        </table:table-row>
        <table:table-row table:style-name="ro1">
          <table:table-cell office:value-type="string" calcext:value-type="string">
            <text:p>Icemage</text:p>
          </table:table-cell>
          <table:table-cell office:value-type="string" calcext:value-type="string">
            <text:p>aeon_rising</text:p>
          </table:table-cell>
          <table:table-cell table:formula="of:=CONCATENATE([.G25]; &quot;,&quot;; [.H25])" office:value-type="string" office:string-value="ice_dragons_11,back_egg_1" calcext:value-type="string">
            <text:p>ice_dragons_11,back_egg_1</text:p>
          </table:table-cell>
          <table:table-cell office:value-type="string" calcext:value-type="string">
            <text:p>Ice Dragons</text:p>
          </table:table-cell>
          <table:table-cell office:value-type="string" calcext:value-type="string">
            <text:p>Troo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ce_dragons_11</text:p>
          </table:table-cell>
          <table:table-cell office:value-type="string" calcext:value-type="string">
            <text:p>back_egg_1</text:p>
          </table:table-cell>
        </table:table-row>
      </table:table>
      <table:table table:name="Dwarf Deck" table:style-name="ta1"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Uranium Purifi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earpunk Manufactor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boteu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yropik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achnolossu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xe-su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hield-su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isionary Engine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g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forge Bomb Eng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forge City Modu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forge Command P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e</text:p>
          </table:table-cell>
          <table:table-cell office:value-type="float" office:value="24" calcext:value-type="float">
            <text:p>24</text:p>
          </table:table-cell>
        </table:table-row>
      </table:table>
      <table:table table:name="general" table:style-name="ta1"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B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_blank</text:p>
          </table:table-cell>
          <table:table-cell table:formula="of:=CONCATENATE(&quot;general/&quot;; [.A2]; &quot;.jpg&quot;)" office:value-type="string" office:string-value="general/back_blank.jpg" calcext:value-type="string">
            <text:p>general/back_blank.jpg</text:p>
          </table:table-cell>
          <table:table-cell table:formula="of:=CONCATENATE(&quot;http://cseebach.github.io/ascendancy-lackey/plugin/sets/setimages/&quot;; [.B2])" office:value-type="string" office:string-value="http://cseebach.github.io/ascendancy-lackey/plugin/sets/setimages/general/back_blank.jpg" calcext:value-type="string">
            <text:p>http://cseebach.github.io/ascendancy-lackey/plugin/sets/setimages/general/back_blank.jpg</text:p>
          </table:table-cell>
        </table:table-row>
        <table:table-row table:style-name="ro1">
          <table:table-cell office:value-type="string" calcext:value-type="string">
            <text:p>back_egg_1</text:p>
          </table:table-cell>
          <table:table-cell table:formula="of:=CONCATENATE(&quot;general/&quot;; [.A3]; &quot;.jpg&quot;)" office:value-type="string" office:string-value="general/back_egg_1.jpg" calcext:value-type="string">
            <text:p>general/back_egg_1.jpg</text:p>
          </table:table-cell>
          <table:table-cell table:formula="of:=CONCATENATE(&quot;http://cseebach.github.io/ascendancy-lackey/plugin/sets/setimages/&quot;; [.B3])" office:value-type="string" office:string-value="http://cseebach.github.io/ascendancy-lackey/plugin/sets/setimages/general/back_egg_1.jpg" calcext:value-type="string">
            <text:p>http://cseebach.github.io/ascendancy-lackey/plugin/sets/setimages/general/back_egg_1.jpg</text:p>
          </table:table-cell>
        </table:table-row>
        <table:table-row table:style-name="ro1">
          <table:table-cell office:value-type="string" calcext:value-type="string">
            <text:p>back_egg_2</text:p>
          </table:table-cell>
          <table:table-cell table:formula="of:=CONCATENATE(&quot;general/&quot;; [.A4]; &quot;.jpg&quot;)" office:value-type="string" office:string-value="general/back_egg_2.jpg" calcext:value-type="string">
            <text:p>general/back_egg_2.jpg</text:p>
          </table:table-cell>
          <table:table-cell table:formula="of:=CONCATENATE(&quot;http://cseebach.github.io/ascendancy-lackey/plugin/sets/setimages/&quot;; [.B4])" office:value-type="string" office:string-value="http://cseebach.github.io/ascendancy-lackey/plugin/sets/setimages/general/back_egg_2.jpg" calcext:value-type="string">
            <text:p>http://cseebach.github.io/ascendancy-lackey/plugin/sets/setimages/general/back_egg_2.jpg</text:p>
          </table:table-cell>
        </table:table-row>
        <table:table-row table:style-name="ro1">
          <table:table-cell office:value-type="string" calcext:value-type="string">
            <text:p>back_egg_egg_2</text:p>
          </table:table-cell>
          <table:table-cell table:formula="of:=CONCATENATE(&quot;general/&quot;; [.A5]; &quot;.jpg&quot;)" office:value-type="string" office:string-value="general/back_egg_egg_2.jpg" calcext:value-type="string">
            <text:p>general/back_egg_egg_2.jpg</text:p>
          </table:table-cell>
          <table:table-cell table:formula="of:=CONCATENATE(&quot;http://cseebach.github.io/ascendancy-lackey/plugin/sets/setimages/&quot;; [.B5])" office:value-type="string" office:string-value="http://cseebach.github.io/ascendancy-lackey/plugin/sets/setimages/general/back_egg_egg_2.jpg" calcext:value-type="string">
            <text:p>http://cseebach.github.io/ascendancy-lackey/plugin/sets/setimages/general/back_egg_egg_2.jpg</text:p>
          </table:table-cell>
        </table:table-row>
        <table:table-row table:style-name="ro1">
          <table:table-cell office:value-type="string" calcext:value-type="string">
            <text:p>back_egg_egg_3</text:p>
          </table:table-cell>
          <table:table-cell table:formula="of:=CONCATENATE(&quot;general/&quot;; [.A6]; &quot;.jpg&quot;)" office:value-type="string" office:string-value="general/back_egg_egg_3.jpg" calcext:value-type="string">
            <text:p>general/back_egg_egg_3.jpg</text:p>
          </table:table-cell>
          <table:table-cell table:formula="of:=CONCATENATE(&quot;http://cseebach.github.io/ascendancy-lackey/plugin/sets/setimages/&quot;; [.B6])" office:value-type="string" office:string-value="http://cseebach.github.io/ascendancy-lackey/plugin/sets/setimages/general/back_egg_egg_3.jpg" calcext:value-type="string">
            <text:p>http://cseebach.github.io/ascendancy-lackey/plugin/sets/setimages/general/back_egg_egg_3.jpg</text:p>
          </table:table-cell>
        </table:table-row>
        <table:table-row table:style-name="ro1">
          <table:table-cell office:value-type="string" calcext:value-type="string">
            <text:p>back_egg_egg_4</text:p>
          </table:table-cell>
          <table:table-cell table:formula="of:=CONCATENATE(&quot;general/&quot;; [.A7]; &quot;.jpg&quot;)" office:value-type="string" office:string-value="general/back_egg_egg_4.jpg" calcext:value-type="string">
            <text:p>general/back_egg_egg_4.jpg</text:p>
          </table:table-cell>
          <table:table-cell table:formula="of:=CONCATENATE(&quot;http://cseebach.github.io/ascendancy-lackey/plugin/sets/setimages/&quot;; [.B7])" office:value-type="string" office:string-value="http://cseebach.github.io/ascendancy-lackey/plugin/sets/setimages/general/back_egg_egg_4.jpg" calcext:value-type="string">
            <text:p>http://cseebach.github.io/ascendancy-lackey/plugin/sets/setimages/general/back_egg_egg_4.jpg</text:p>
          </table:table-cell>
        </table:table-row>
        <table:table-row table:style-name="ro1">
          <table:table-cell office:value-type="string" calcext:value-type="string">
            <text:p>back_egg_egg_x</text:p>
          </table:table-cell>
          <table:table-cell table:formula="of:=CONCATENATE(&quot;general/&quot;; [.A8]; &quot;.jpg&quot;)" office:value-type="string" office:string-value="general/back_egg_egg_x.jpg" calcext:value-type="string">
            <text:p>general/back_egg_egg_x.jpg</text:p>
          </table:table-cell>
          <table:table-cell table:formula="of:=CONCATENATE(&quot;http://cseebach.github.io/ascendancy-lackey/plugin/sets/setimages/&quot;; [.B8])" office:value-type="string" office:string-value="http://cseebach.github.io/ascendancy-lackey/plugin/sets/setimages/general/back_egg_egg_x.jpg" calcext:value-type="string">
            <text:p>http://cseebach.github.io/ascendancy-lackey/plugin/sets/setimages/general/back_egg_egg_x.jpg</text:p>
          </table:table-cell>
        </table:table-row>
        <table:table-row table:style-name="ro1">
          <table:table-cell office:value-type="string" calcext:value-type="string">
            <text:p>back_ore</text:p>
          </table:table-cell>
          <table:table-cell table:formula="of:=CONCATENATE(&quot;general/&quot;; [.A9]; &quot;.jpg&quot;)" office:value-type="string" office:string-value="general/back_ore.jpg" calcext:value-type="string">
            <text:p>general/back_ore.jpg</text:p>
          </table:table-cell>
          <table:table-cell table:formula="of:=CONCATENATE(&quot;http://cseebach.github.io/ascendancy-lackey/plugin/sets/setimages/&quot;; [.B9])" office:value-type="string" office:string-value="http://cseebach.github.io/ascendancy-lackey/plugin/sets/setimages/general/back_ore.jpg" calcext:value-type="string">
            <text:p>http://cseebach.github.io/ascendancy-lackey/plugin/sets/setimages/general/back_ore.jpg</text:p>
          </table:table-cell>
        </table:table-row>
        <table:table-row table:style-name="ro1">
          <table:table-cell office:value-type="string" calcext:value-type="string">
            <text:p>back_ore_1</text:p>
          </table:table-cell>
          <table:table-cell table:formula="of:=CONCATENATE(&quot;general/&quot;; [.A10]; &quot;.jpg&quot;)" office:value-type="string" office:string-value="general/back_ore_1.jpg" calcext:value-type="string">
            <text:p>general/back_ore_1.jpg</text:p>
          </table:table-cell>
          <table:table-cell table:formula="of:=CONCATENATE(&quot;http://cseebach.github.io/ascendancy-lackey/plugin/sets/setimages/&quot;; [.B10])" office:value-type="string" office:string-value="http://cseebach.github.io/ascendancy-lackey/plugin/sets/setimages/general/back_ore_1.jpg" calcext:value-type="string">
            <text:p>http://cseebach.github.io/ascendancy-lackey/plugin/sets/setimages/general/back_ore_1.jpg</text:p>
          </table:table-cell>
        </table:table-row>
        <table:table-row table:style-name="ro1">
          <table:table-cell office:value-type="string" calcext:value-type="string">
            <text:p>back_ore_2</text:p>
          </table:table-cell>
          <table:table-cell table:formula="of:=CONCATENATE(&quot;general/&quot;; [.A11]; &quot;.jpg&quot;)" office:value-type="string" office:string-value="general/back_ore_2.jpg" calcext:value-type="string">
            <text:p>general/back_ore_2.jpg</text:p>
          </table:table-cell>
          <table:table-cell table:formula="of:=CONCATENATE(&quot;http://cseebach.github.io/ascendancy-lackey/plugin/sets/setimages/&quot;; [.B11])" office:value-type="string" office:string-value="http://cseebach.github.io/ascendancy-lackey/plugin/sets/setimages/general/back_ore_2.jpg" calcext:value-type="string">
            <text:p>http://cseebach.github.io/ascendancy-lackey/plugin/sets/setimages/general/back_ore_2.jpg</text:p>
          </table:table-cell>
        </table:table-row>
        <table:table-row table:style-name="ro1">
          <table:table-cell office:value-type="string" calcext:value-type="string">
            <text:p>back_ore_ore_2</text:p>
          </table:table-cell>
          <table:table-cell table:formula="of:=CONCATENATE(&quot;general/&quot;; [.A12]; &quot;.jpg&quot;)" office:value-type="string" office:string-value="general/back_ore_ore_2.jpg" calcext:value-type="string">
            <text:p>general/back_ore_ore_2.jpg</text:p>
          </table:table-cell>
          <table:table-cell table:formula="of:=CONCATENATE(&quot;http://cseebach.github.io/ascendancy-lackey/plugin/sets/setimages/&quot;; [.B12])" office:value-type="string" office:string-value="http://cseebach.github.io/ascendancy-lackey/plugin/sets/setimages/general/back_ore_ore_2.jpg" calcext:value-type="string">
            <text:p>http://cseebach.github.io/ascendancy-lackey/plugin/sets/setimages/general/back_ore_ore_2.jpg</text:p>
          </table:table-cell>
        </table:table-row>
        <table:table-row table:style-name="ro1">
          <table:table-cell office:value-type="string" calcext:value-type="string">
            <text:p>back_ore_uranium_1</text:p>
          </table:table-cell>
          <table:table-cell table:formula="of:=CONCATENATE(&quot;general/&quot;; [.A13]; &quot;.jpg&quot;)" office:value-type="string" office:string-value="general/back_ore_uranium_1.jpg" calcext:value-type="string">
            <text:p>general/back_ore_uranium_1.jpg</text:p>
          </table:table-cell>
          <table:table-cell table:formula="of:=CONCATENATE(&quot;http://cseebach.github.io/ascendancy-lackey/plugin/sets/setimages/&quot;; [.B13])" office:value-type="string" office:string-value="http://cseebach.github.io/ascendancy-lackey/plugin/sets/setimages/general/back_ore_uranium_1.jpg" calcext:value-type="string">
            <text:p>http://cseebach.github.io/ascendancy-lackey/plugin/sets/setimages/general/back_ore_uranium_1.jpg</text:p>
          </table:table-cell>
        </table:table-row>
        <table:table-row table:style-name="ro1">
          <table:table-cell office:value-type="string" calcext:value-type="string">
            <text:p>back_uranium_uranium_3</text:p>
          </table:table-cell>
          <table:table-cell table:formula="of:=CONCATENATE(&quot;general/&quot;; [.A14]; &quot;.jpg&quot;)" office:value-type="string" office:string-value="general/back_uranium_uranium_3.jpg" calcext:value-type="string">
            <text:p>general/back_uranium_uranium_3.jpg</text:p>
          </table:table-cell>
          <table:table-cell table:formula="of:=CONCATENATE(&quot;http://cseebach.github.io/ascendancy-lackey/plugin/sets/setimages/&quot;; [.B14])" office:value-type="string" office:string-value="http://cseebach.github.io/ascendancy-lackey/plugin/sets/setimages/general/back_uranium_uranium_3.jpg" calcext:value-type="string">
            <text:p>http://cseebach.github.io/ascendancy-lackey/plugin/sets/setimages/general/back_uranium_uranium_3.jpg</text:p>
          </table:table-cell>
        </table:table-row>
      </table:table>
      <table:table table:name="cardimage" table:style-name="ta1"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r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arpunk_1</text:p>
          </table:table-cell>
          <table:table-cell table:formula="of:=CONCATENATE(&quot;general/&quot;; [.A2]; &quot;.jpg&quot;)" office:value-type="string" office:string-value="general/gearpunk_1.jpg" calcext:value-type="string">
            <text:p>general/gearpunk_1.jpg</text:p>
          </table:table-cell>
          <table:table-cell table:formula="of:=CONCATENATE(&quot;http://cseebach.github.io/ascendancy-lackey/plugin/sets/setimages/&quot;; [.B2])" office:value-type="string" office:string-value="http://cseebach.github.io/ascendancy-lackey/plugin/sets/setimages/general/gearpunk_1.jpg" calcext:value-type="string">
            <text:p>http://cseebach.github.io/ascendancy-lackey/plugin/sets/setimages/general/gearpunk_1.jpg</text:p>
          </table:table-cell>
        </table:table-row>
        <table:table-row table:style-name="ro1">
          <table:table-cell office:value-type="string" calcext:value-type="string">
            <text:p>gearpunk_2</text:p>
          </table:table-cell>
          <table:table-cell table:formula="of:=CONCATENATE(&quot;general/&quot;; [.A3]; &quot;.jpg&quot;)" office:value-type="string" office:string-value="general/gearpunk_2.jpg" calcext:value-type="string">
            <text:p>general/gearpunk_2.jpg</text:p>
          </table:table-cell>
          <table:table-cell table:formula="of:=CONCATENATE(&quot;http://cseebach.github.io/ascendancy-lackey/plugin/sets/setimages/&quot;; [.B3])" office:value-type="string" office:string-value="http://cseebach.github.io/ascendancy-lackey/plugin/sets/setimages/general/gearpunk_2.jpg" calcext:value-type="string">
            <text:p>http://cseebach.github.io/ascendancy-lackey/plugin/sets/setimages/general/gearpunk_2.jpg</text:p>
          </table:table-cell>
        </table:table-row>
        <table:table-row table:style-name="ro1">
          <table:table-cell office:value-type="string" calcext:value-type="string">
            <text:p>gearpunk_3</text:p>
          </table:table-cell>
          <table:table-cell table:formula="of:=CONCATENATE(&quot;general/&quot;; [.A4]; &quot;.jpg&quot;)" office:value-type="string" office:string-value="general/gearpunk_3.jpg" calcext:value-type="string">
            <text:p>general/gearpunk_3.jpg</text:p>
          </table:table-cell>
          <table:table-cell table:formula="of:=CONCATENATE(&quot;http://cseebach.github.io/ascendancy-lackey/plugin/sets/setimages/&quot;; [.B4])" office:value-type="string" office:string-value="http://cseebach.github.io/ascendancy-lackey/plugin/sets/setimages/general/gearpunk_3.jpg" calcext:value-type="string">
            <text:p>http://cseebach.github.io/ascendancy-lackey/plugin/sets/setimages/general/gearpunk_3.jpg</text:p>
          </table:table-cell>
        </table:table-row>
        <table:table-row table:style-name="ro1">
          <table:table-cell office:value-type="string" calcext:value-type="string">
            <text:p>gearpunk_4</text:p>
          </table:table-cell>
          <table:table-cell table:formula="of:=CONCATENATE(&quot;general/&quot;; [.A5]; &quot;.jpg&quot;)" office:value-type="string" office:string-value="general/gearpunk_4.jpg" calcext:value-type="string">
            <text:p>general/gearpunk_4.jpg</text:p>
          </table:table-cell>
          <table:table-cell table:formula="of:=CONCATENATE(&quot;http://cseebach.github.io/ascendancy-lackey/plugin/sets/setimages/&quot;; [.B5])" office:value-type="string" office:string-value="http://cseebach.github.io/ascendancy-lackey/plugin/sets/setimages/general/gearpunk_4.jpg" calcext:value-type="string">
            <text:p>http://cseebach.github.io/ascendancy-lackey/plugin/sets/setimages/general/gearpunk_4.jpg</text:p>
          </table:table-cell>
        </table:table-row>
        <table:table-row table:style-name="ro1">
          <table:table-cell office:value-type="string" calcext:value-type="string">
            <text:p>gearpunk_5</text:p>
          </table:table-cell>
          <table:table-cell table:formula="of:=CONCATENATE(&quot;general/&quot;; [.A6]; &quot;.jpg&quot;)" office:value-type="string" office:string-value="general/gearpunk_5.jpg" calcext:value-type="string">
            <text:p>general/gearpunk_5.jpg</text:p>
          </table:table-cell>
          <table:table-cell table:formula="of:=CONCATENATE(&quot;http://cseebach.github.io/ascendancy-lackey/plugin/sets/setimages/&quot;; [.B6])" office:value-type="string" office:string-value="http://cseebach.github.io/ascendancy-lackey/plugin/sets/setimages/general/gearpunk_5.jpg" calcext:value-type="string">
            <text:p>http://cseebach.github.io/ascendancy-lackey/plugin/sets/setimages/general/gearpunk_5.jpg</text:p>
          </table:table-cell>
        </table:table-row>
        <table:table-row table:style-name="ro1">
          <table:table-cell office:value-type="string" calcext:value-type="string">
            <text:p>gearpunk_6</text:p>
          </table:table-cell>
          <table:table-cell table:formula="of:=CONCATENATE(&quot;general/&quot;; [.A7]; &quot;.jpg&quot;)" office:value-type="string" office:string-value="general/gearpunk_6.jpg" calcext:value-type="string">
            <text:p>general/gearpunk_6.jpg</text:p>
          </table:table-cell>
          <table:table-cell table:formula="of:=CONCATENATE(&quot;http://cseebach.github.io/ascendancy-lackey/plugin/sets/setimages/&quot;; [.B7])" office:value-type="string" office:string-value="http://cseebach.github.io/ascendancy-lackey/plugin/sets/setimages/general/gearpunk_6.jpg" calcext:value-type="string">
            <text:p>http://cseebach.github.io/ascendancy-lackey/plugin/sets/setimages/general/gearpunk_6.jpg</text:p>
          </table:table-cell>
        </table:table-row>
        <table:table-row table:style-name="ro1">
          <table:table-cell office:value-type="string" calcext:value-type="string">
            <text:p>gearpunk_7</text:p>
          </table:table-cell>
          <table:table-cell table:formula="of:=CONCATENATE(&quot;general/&quot;; [.A8]; &quot;.jpg&quot;)" office:value-type="string" office:string-value="general/gearpunk_7.jpg" calcext:value-type="string">
            <text:p>general/gearpunk_7.jpg</text:p>
          </table:table-cell>
          <table:table-cell table:formula="of:=CONCATENATE(&quot;http://cseebach.github.io/ascendancy-lackey/plugin/sets/setimages/&quot;; [.B8])" office:value-type="string" office:string-value="http://cseebach.github.io/ascendancy-lackey/plugin/sets/setimages/general/gearpunk_7.jpg" calcext:value-type="string">
            <text:p>http://cseebach.github.io/ascendancy-lackey/plugin/sets/setimages/general/gearpunk_7.jpg</text:p>
          </table:table-cell>
        </table:table-row>
        <table:table-row table:style-name="ro1">
          <table:table-cell office:value-type="string" calcext:value-type="string">
            <text:p>gearpunk_8</text:p>
          </table:table-cell>
          <table:table-cell table:formula="of:=CONCATENATE(&quot;general/&quot;; [.A9]; &quot;.jpg&quot;)" office:value-type="string" office:string-value="general/gearpunk_8.jpg" calcext:value-type="string">
            <text:p>general/gearpunk_8.jpg</text:p>
          </table:table-cell>
          <table:table-cell table:formula="of:=CONCATENATE(&quot;http://cseebach.github.io/ascendancy-lackey/plugin/sets/setimages/&quot;; [.B9])" office:value-type="string" office:string-value="http://cseebach.github.io/ascendancy-lackey/plugin/sets/setimages/general/gearpunk_8.jpg" calcext:value-type="string">
            <text:p>http://cseebach.github.io/ascendancy-lackey/plugin/sets/setimages/general/gearpunk_8.jpg</text:p>
          </table:table-cell>
        </table:table-row>
        <table:table-row table:style-name="ro1">
          <table:table-cell office:value-type="string" calcext:value-type="string">
            <text:p>gearpunk_9</text:p>
          </table:table-cell>
          <table:table-cell table:formula="of:=CONCATENATE(&quot;general/&quot;; [.A10]; &quot;.jpg&quot;)" office:value-type="string" office:string-value="general/gearpunk_9.jpg" calcext:value-type="string">
            <text:p>general/gearpunk_9.jpg</text:p>
          </table:table-cell>
          <table:table-cell table:formula="of:=CONCATENATE(&quot;http://cseebach.github.io/ascendancy-lackey/plugin/sets/setimages/&quot;; [.B10])" office:value-type="string" office:string-value="http://cseebach.github.io/ascendancy-lackey/plugin/sets/setimages/general/gearpunk_9.jpg" calcext:value-type="string">
            <text:p>http://cseebach.github.io/ascendancy-lackey/plugin/sets/setimages/general/gearpunk_9.jpg</text:p>
          </table:table-cell>
        </table:table-row>
        <table:table-row table:style-name="ro1">
          <table:table-cell office:value-type="string" calcext:value-type="string">
            <text:p>gearpunk_10</text:p>
          </table:table-cell>
          <table:table-cell table:formula="of:=CONCATENATE(&quot;general/&quot;; [.A11]; &quot;.jpg&quot;)" office:value-type="string" office:string-value="general/gearpunk_10.jpg" calcext:value-type="string">
            <text:p>general/gearpunk_10.jpg</text:p>
          </table:table-cell>
          <table:table-cell table:formula="of:=CONCATENATE(&quot;http://cseebach.github.io/ascendancy-lackey/plugin/sets/setimages/&quot;; [.B11])" office:value-type="string" office:string-value="http://cseebach.github.io/ascendancy-lackey/plugin/sets/setimages/general/gearpunk_10.jpg" calcext:value-type="string">
            <text:p>http://cseebach.github.io/ascendancy-lackey/plugin/sets/setimages/general/gearpunk_10.jpg</text:p>
          </table:table-cell>
        </table:table-row>
        <table:table-row table:style-name="ro1">
          <table:table-cell office:value-type="string" calcext:value-type="string">
            <text:p>gearpunk_11</text:p>
          </table:table-cell>
          <table:table-cell table:formula="of:=CONCATENATE(&quot;general/&quot;; [.A12]; &quot;.jpg&quot;)" office:value-type="string" office:string-value="general/gearpunk_11.jpg" calcext:value-type="string">
            <text:p>general/gearpunk_11.jpg</text:p>
          </table:table-cell>
          <table:table-cell table:formula="of:=CONCATENATE(&quot;http://cseebach.github.io/ascendancy-lackey/plugin/sets/setimages/&quot;; [.B12])" office:value-type="string" office:string-value="http://cseebach.github.io/ascendancy-lackey/plugin/sets/setimages/general/gearpunk_11.jpg" calcext:value-type="string">
            <text:p>http://cseebach.github.io/ascendancy-lackey/plugin/sets/setimages/general/gearpunk_11.jpg</text:p>
          </table:table-cell>
        </table:table-row>
        <table:table-row table:style-name="ro1">
          <table:table-cell office:value-type="string" calcext:value-type="string">
            <text:p>gearpunk_12</text:p>
          </table:table-cell>
          <table:table-cell table:formula="of:=CONCATENATE(&quot;general/&quot;; [.A13]; &quot;.jpg&quot;)" office:value-type="string" office:string-value="general/gearpunk_12.jpg" calcext:value-type="string">
            <text:p>general/gearpunk_12.jpg</text:p>
          </table:table-cell>
          <table:table-cell table:formula="of:=CONCATENATE(&quot;http://cseebach.github.io/ascendancy-lackey/plugin/sets/setimages/&quot;; [.B13])" office:value-type="string" office:string-value="http://cseebach.github.io/ascendancy-lackey/plugin/sets/setimages/general/gearpunk_12.jpg" calcext:value-type="string">
            <text:p>http://cseebach.github.io/ascendancy-lackey/plugin/sets/setimages/general/gearpunk_12.jpg</text:p>
          </table:table-cell>
        </table:table-row>
        <table:table-row table:style-name="ro1">
          <table:table-cell office:value-type="string" calcext:value-type="string">
            <text:p>gearpunk_13</text:p>
          </table:table-cell>
          <table:table-cell table:formula="of:=CONCATENATE(&quot;general/&quot;; [.A14]; &quot;.jpg&quot;)" office:value-type="string" office:string-value="general/gearpunk_13.jpg" calcext:value-type="string">
            <text:p>general/gearpunk_13.jpg</text:p>
          </table:table-cell>
          <table:table-cell table:formula="of:=CONCATENATE(&quot;http://cseebach.github.io/ascendancy-lackey/plugin/sets/setimages/&quot;; [.B14])" office:value-type="string" office:string-value="http://cseebach.github.io/ascendancy-lackey/plugin/sets/setimages/general/gearpunk_13.jpg" calcext:value-type="string">
            <text:p>http://cseebach.github.io/ascendancy-lackey/plugin/sets/setimages/general/gearpunk_13.jpg</text:p>
          </table:table-cell>
        </table:table-row>
        <table:table-row table:style-name="ro1">
          <table:table-cell office:value-type="string" calcext:value-type="string">
            <text:p>ice_dragons_1</text:p>
          </table:table-cell>
          <table:table-cell table:formula="of:=CONCATENATE(&quot;aeon_rising/&quot;; [.A15]; &quot;.jpg&quot;)" office:value-type="string" office:string-value="aeon_rising/ice_dragons_1.jpg" calcext:value-type="string">
            <text:p>aeon_rising/ice_dragons_1.jpg</text:p>
          </table:table-cell>
          <table:table-cell table:formula="of:=CONCATENATE(&quot;http://cseebach.github.io/ascendancy-lackey/plugin/sets/setimages/&quot;; [.B15])" office:value-type="string" office:string-value="http://cseebach.github.io/ascendancy-lackey/plugin/sets/setimages/aeon_rising/ice_dragons_1.jpg" calcext:value-type="string">
            <text:p>http://cseebach.github.io/ascendancy-lackey/plugin/sets/setimages/aeon_rising/ice_dragons_1.jpg</text:p>
          </table:table-cell>
        </table:table-row>
        <table:table-row table:style-name="ro1">
          <table:table-cell office:value-type="string" calcext:value-type="string">
            <text:p>ice_dragons_2</text:p>
          </table:table-cell>
          <table:table-cell table:formula="of:=CONCATENATE(&quot;aeon_rising/&quot;; [.A16]; &quot;.jpg&quot;)" office:value-type="string" office:string-value="aeon_rising/ice_dragons_2.jpg" calcext:value-type="string">
            <text:p>aeon_rising/ice_dragons_2.jpg</text:p>
          </table:table-cell>
          <table:table-cell table:formula="of:=CONCATENATE(&quot;http://cseebach.github.io/ascendancy-lackey/plugin/sets/setimages/&quot;; [.B16])" office:value-type="string" office:string-value="http://cseebach.github.io/ascendancy-lackey/plugin/sets/setimages/aeon_rising/ice_dragons_2.jpg" calcext:value-type="string">
            <text:p>http://cseebach.github.io/ascendancy-lackey/plugin/sets/setimages/aeon_rising/ice_dragons_2.jpg</text:p>
          </table:table-cell>
        </table:table-row>
        <table:table-row table:style-name="ro1">
          <table:table-cell office:value-type="string" calcext:value-type="string">
            <text:p>ice_dragons_3</text:p>
          </table:table-cell>
          <table:table-cell table:formula="of:=CONCATENATE(&quot;aeon_rising/&quot;; [.A17]; &quot;.jpg&quot;)" office:value-type="string" office:string-value="aeon_rising/ice_dragons_3.jpg" calcext:value-type="string">
            <text:p>aeon_rising/ice_dragons_3.jpg</text:p>
          </table:table-cell>
          <table:table-cell table:formula="of:=CONCATENATE(&quot;http://cseebach.github.io/ascendancy-lackey/plugin/sets/setimages/&quot;; [.B17])" office:value-type="string" office:string-value="http://cseebach.github.io/ascendancy-lackey/plugin/sets/setimages/aeon_rising/ice_dragons_3.jpg" calcext:value-type="string">
            <text:p>http://cseebach.github.io/ascendancy-lackey/plugin/sets/setimages/aeon_rising/ice_dragons_3.jpg</text:p>
          </table:table-cell>
        </table:table-row>
        <table:table-row table:style-name="ro1">
          <table:table-cell office:value-type="string" calcext:value-type="string">
            <text:p>ice_dragons_4</text:p>
          </table:table-cell>
          <table:table-cell table:formula="of:=CONCATENATE(&quot;aeon_rising/&quot;; [.A18]; &quot;.jpg&quot;)" office:value-type="string" office:string-value="aeon_rising/ice_dragons_4.jpg" calcext:value-type="string">
            <text:p>aeon_rising/ice_dragons_4.jpg</text:p>
          </table:table-cell>
          <table:table-cell table:formula="of:=CONCATENATE(&quot;http://cseebach.github.io/ascendancy-lackey/plugin/sets/setimages/&quot;; [.B18])" office:value-type="string" office:string-value="http://cseebach.github.io/ascendancy-lackey/plugin/sets/setimages/aeon_rising/ice_dragons_4.jpg" calcext:value-type="string">
            <text:p>http://cseebach.github.io/ascendancy-lackey/plugin/sets/setimages/aeon_rising/ice_dragons_4.jpg</text:p>
          </table:table-cell>
        </table:table-row>
        <table:table-row table:style-name="ro1">
          <table:table-cell office:value-type="string" calcext:value-type="string">
            <text:p>ice_dragons_5</text:p>
          </table:table-cell>
          <table:table-cell table:formula="of:=CONCATENATE(&quot;aeon_rising/&quot;; [.A19]; &quot;.jpg&quot;)" office:value-type="string" office:string-value="aeon_rising/ice_dragons_5.jpg" calcext:value-type="string">
            <text:p>aeon_rising/ice_dragons_5.jpg</text:p>
          </table:table-cell>
          <table:table-cell table:formula="of:=CONCATENATE(&quot;http://cseebach.github.io/ascendancy-lackey/plugin/sets/setimages/&quot;; [.B19])" office:value-type="string" office:string-value="http://cseebach.github.io/ascendancy-lackey/plugin/sets/setimages/aeon_rising/ice_dragons_5.jpg" calcext:value-type="string">
            <text:p>http://cseebach.github.io/ascendancy-lackey/plugin/sets/setimages/aeon_rising/ice_dragons_5.jpg</text:p>
          </table:table-cell>
        </table:table-row>
        <table:table-row table:style-name="ro1">
          <table:table-cell office:value-type="string" calcext:value-type="string">
            <text:p>ice_dragons_6</text:p>
          </table:table-cell>
          <table:table-cell table:formula="of:=CONCATENATE(&quot;aeon_rising/&quot;; [.A20]; &quot;.jpg&quot;)" office:value-type="string" office:string-value="aeon_rising/ice_dragons_6.jpg" calcext:value-type="string">
            <text:p>aeon_rising/ice_dragons_6.jpg</text:p>
          </table:table-cell>
          <table:table-cell table:formula="of:=CONCATENATE(&quot;http://cseebach.github.io/ascendancy-lackey/plugin/sets/setimages/&quot;; [.B20])" office:value-type="string" office:string-value="http://cseebach.github.io/ascendancy-lackey/plugin/sets/setimages/aeon_rising/ice_dragons_6.jpg" calcext:value-type="string">
            <text:p>http://cseebach.github.io/ascendancy-lackey/plugin/sets/setimages/aeon_rising/ice_dragons_6.jpg</text:p>
          </table:table-cell>
        </table:table-row>
        <table:table-row table:style-name="ro1">
          <table:table-cell office:value-type="string" calcext:value-type="string">
            <text:p>ice_dragons_7</text:p>
          </table:table-cell>
          <table:table-cell table:formula="of:=CONCATENATE(&quot;aeon_rising/&quot;; [.A21]; &quot;.jpg&quot;)" office:value-type="string" office:string-value="aeon_rising/ice_dragons_7.jpg" calcext:value-type="string">
            <text:p>aeon_rising/ice_dragons_7.jpg</text:p>
          </table:table-cell>
          <table:table-cell table:formula="of:=CONCATENATE(&quot;http://cseebach.github.io/ascendancy-lackey/plugin/sets/setimages/&quot;; [.B21])" office:value-type="string" office:string-value="http://cseebach.github.io/ascendancy-lackey/plugin/sets/setimages/aeon_rising/ice_dragons_7.jpg" calcext:value-type="string">
            <text:p>http://cseebach.github.io/ascendancy-lackey/plugin/sets/setimages/aeon_rising/ice_dragons_7.jpg</text:p>
          </table:table-cell>
        </table:table-row>
        <table:table-row table:style-name="ro1">
          <table:table-cell office:value-type="string" calcext:value-type="string">
            <text:p>ice_dragons_8</text:p>
          </table:table-cell>
          <table:table-cell table:formula="of:=CONCATENATE(&quot;aeon_rising/&quot;; [.A22]; &quot;.jpg&quot;)" office:value-type="string" office:string-value="aeon_rising/ice_dragons_8.jpg" calcext:value-type="string">
            <text:p>aeon_rising/ice_dragons_8.jpg</text:p>
          </table:table-cell>
          <table:table-cell table:formula="of:=CONCATENATE(&quot;http://cseebach.github.io/ascendancy-lackey/plugin/sets/setimages/&quot;; [.B22])" office:value-type="string" office:string-value="http://cseebach.github.io/ascendancy-lackey/plugin/sets/setimages/aeon_rising/ice_dragons_8.jpg" calcext:value-type="string">
            <text:p>http://cseebach.github.io/ascendancy-lackey/plugin/sets/setimages/aeon_rising/ice_dragons_8.jpg</text:p>
          </table:table-cell>
        </table:table-row>
        <table:table-row table:style-name="ro1">
          <table:table-cell office:value-type="string" calcext:value-type="string">
            <text:p>ice_dragons_9</text:p>
          </table:table-cell>
          <table:table-cell table:formula="of:=CONCATENATE(&quot;aeon_rising/&quot;; [.A23]; &quot;.jpg&quot;)" office:value-type="string" office:string-value="aeon_rising/ice_dragons_9.jpg" calcext:value-type="string">
            <text:p>aeon_rising/ice_dragons_9.jpg</text:p>
          </table:table-cell>
          <table:table-cell table:formula="of:=CONCATENATE(&quot;http://cseebach.github.io/ascendancy-lackey/plugin/sets/setimages/&quot;; [.B23])" office:value-type="string" office:string-value="http://cseebach.github.io/ascendancy-lackey/plugin/sets/setimages/aeon_rising/ice_dragons_9.jpg" calcext:value-type="string">
            <text:p>http://cseebach.github.io/ascendancy-lackey/plugin/sets/setimages/aeon_rising/ice_dragons_9.jpg</text:p>
          </table:table-cell>
        </table:table-row>
        <table:table-row table:style-name="ro1">
          <table:table-cell office:value-type="string" calcext:value-type="string">
            <text:p>ice_dragons_10</text:p>
          </table:table-cell>
          <table:table-cell table:formula="of:=CONCATENATE(&quot;aeon_rising/&quot;; [.A24]; &quot;.jpg&quot;)" office:value-type="string" office:string-value="aeon_rising/ice_dragons_10.jpg" calcext:value-type="string">
            <text:p>aeon_rising/ice_dragons_10.jpg</text:p>
          </table:table-cell>
          <table:table-cell table:formula="of:=CONCATENATE(&quot;http://cseebach.github.io/ascendancy-lackey/plugin/sets/setimages/&quot;; [.B24])" office:value-type="string" office:string-value="http://cseebach.github.io/ascendancy-lackey/plugin/sets/setimages/aeon_rising/ice_dragons_10.jpg" calcext:value-type="string">
            <text:p>http://cseebach.github.io/ascendancy-lackey/plugin/sets/setimages/aeon_rising/ice_dragons_10.jpg</text:p>
          </table:table-cell>
        </table:table-row>
        <table:table-row table:style-name="ro1">
          <table:table-cell office:value-type="string" calcext:value-type="string">
            <text:p>ice_dragons_11</text:p>
          </table:table-cell>
          <table:table-cell table:formula="of:=CONCATENATE(&quot;aeon_rising/&quot;; [.A25]; &quot;.jpg&quot;)" office:value-type="string" office:string-value="aeon_rising/ice_dragons_11.jpg" calcext:value-type="string">
            <text:p>aeon_rising/ice_dragons_11.jpg</text:p>
          </table:table-cell>
          <table:table-cell table:formula="of:=CONCATENATE(&quot;http://cseebach.github.io/ascendancy-lackey/plugin/sets/setimages/&quot;; [.B25])" office:value-type="string" office:string-value="http://cseebach.github.io/ascendancy-lackey/plugin/sets/setimages/aeon_rising/ice_dragons_11.jpg" calcext:value-type="string">
            <text:p>http://cseebach.github.io/ascendancy-lackey/plugin/sets/setimages/aeon_rising/ice_dragons_11.jpg</text:p>
          </table:table-cell>
        </table:table-row>
      </table:table>
      <table:named-expressions/>
      <table:database-ranges>
        <table:database-range table:name="__Anonymous_Sheet_DB__0" table:target-range-address="cards.A1:cards.AMJ1048576">
          <table:sort>
            <table:sort-by table:field-number="3" table:data-type="automatic"/>
            <table:sort-by table:field-number="4" table:data-type="automatic"/>
            <table:sort-by table:field-number="0" table:data-type="automatic"/>
          </table:sort>
        </table:database-range>
        <table:database-range table:name="__Anonymous_Sheet_DB__2" table:target-range-address="general.A1:general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21:54:03.1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dc:date>2015-06-18T22:00:30.747000000</dc:date>
    <meta:editing-duration>PT1H12M41S</meta:editing-duration>
    <meta:editing-cycles>10</meta:editing-cycles>
    <meta:document-statistic meta:table-count="4" meta:cell-count="341" meta:object-count="0"/>
  </office:meta>
</office:document-meta>
</file>